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eam</text:p>
          </table:table-cell>
          <table:table-cell office:value-type="string" table:style-name="ce1">
            <text:p>RUN 1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BEST RUN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MIN([Sheet1.$C3:.$D3])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bb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formula="of:=MIN([Sheet1.$C4:.$D4])" table:style-name="ce1">
            <text:p>100</text:p>
          </table:table-cell>
          <table:table-cell table:number-columns-repeated="2" table:style-name="ce1"/>
          <table:table-cell table:style-name="ce3"/>
          <table:table-cell table:number-columns-repeated="16376"/>
        </table:table-row>
        <table:table-row table:style-name="ro1">
          <table:table-cell/>
          <table:table-cell office:value-type="string" table:style-name="ce1">
            <text:p>árni</text:p>
          </table:table-cell>
          <table:table-cell office:value-type="float" office:value="200" table:style-name="ce1">
            <text:p>200</text:p>
          </table:table-cell>
          <table:table-cell office:value-type="float" office:value="876" table:style-name="ce1">
            <text:p>876</text:p>
          </table:table-cell>
          <table:table-cell office:value-type="float" office:value="200" table:formula="of:=MIN([Sheet1.$C5:.$D5])" table:style-name="ce1">
            <text:p>200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Sheet1.B2:Sheet1.E32" table:name="Table1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Árni Hreiðar</meta:initial-creator>
    <dc:creator>Árni Hreiðar</dc:creator>
    <meta:creation-date>2022-09-16T18:20:56Z</meta:creation-date>
    <dc:date>2022-09-16T19:12:54Z</dc:date>
    <meta:editing-duration>PT0S</meta:editing-duration>
  </office:meta>
</office:document-meta>
</file>